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050000013D0000013D0B9BDA26DBA70BD78.svg" manifest:media-type="image/svg+xml"/>
  <manifest:file-entry manifest:full-path="Pictures/10000201000000F0000000F058D27A1B4578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volené">
        <draw:frame draw:style-name="gr1" draw:text-style-name="P1" draw:layer="layout" svg:width="1.094cm" svg:height="1.094cm" draw:transform="rotate (-0.123743843966398) translate (11.455cm 13.77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4cm" svg:height="1.388cm" draw:transform="skewX (-0.000698131700797732) rotate (-1.6009905228544) translate (5cm 0.66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9cm" svg:height="0.858cm" draw:transform="rotate (0.232477856365645) translate (11.444cm 14.9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2cm" svg:height="1.415cm" draw:transform="rotate (0.512079602535136) translate (2.4cm 0.56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298cm" draw:transform="rotate (-0.171914931321442) translate (4.19cm -0.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34215819478364) translate (2.847cm 2.75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414cm" draw:transform="skewX (0.000698131700797774) rotate (2.23524317302914) translate (15.186cm 13.77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cm" svg:height="1.273cm" draw:transform="skewX (-0.000872664625997196) rotate (-2.39773332638981) translate (15.278cm 13.53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166cm" draw:transform="rotate (-2.75482769134785) translate (7.308cm 1.9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1cm" svg:height="1.137cm" draw:transform="rotate (-0.105766952670857) translate (11.576cm 15.43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23cm" svg:height="1.405cm" draw:transform="skewX (-0.000698131700797731) rotate (-0.106639617296854) translate (0.286cm 3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57cm" svg:height="1.254cm" draw:transform="skewX (0.00157079632679484) rotate (-2.85850024891631) translate (0.951cm 2.2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8cm" svg:height="1.033cm" draw:transform="skewX (-0.00104719755119666) rotate (-2.1858503551977) translate (2.1cm 1.9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7cm" svg:height="0.984cm" draw:transform="rotate (-2.30051848705373) translate (11.6cm 17.5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5cm" svg:height="0.984cm" draw:transform="rotate (2.76163447543063) translate (2.435cm 2.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936020077844559) translate (10.875cm 19.87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53cm" svg:height="1.155cm" draw:transform="skewX (0.000872664625997157) rotate (3.08172786024639) translate (1.751cm 1.72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10.1cm 19.4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76cm" svg:height="1.364cm" draw:transform="skewX (-0.00139626340159551) rotate (-1.7845991601642) translate (6.521cm 20.25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31cm" svg:height="1.323cm" draw:transform="skewX (-0.0029670597283904) rotate (0.74193946502279) translate (1.948cm 8.72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6cm" svg:height="1.022cm" draw:transform="rotate (-1.74044233008875) translate (13.894cm 13.77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6cm" svg:height="1.28cm" draw:transform="rotate (0.962723615400072) translate (-0.082cm 5.4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cm" svg:height="1.7cm" draw:transform="rotate (-0.204203522483337) translate (12.245cm 19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18cm" svg:height="1.454cm" draw:transform="skewX (-0.000698131700797715) rotate (0.109083078249646) translate (12.333cm 14.88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16cm" svg:height="1.306cm" draw:transform="skewX (0.00069813170079773) rotate (0.118333323285216) translate (10.641cm 20.16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2cm" svg:height="1.183cm" draw:transform="skewX (0.000872664625997168) rotate (0.0385717764690747) translate (8.6cm 18.11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139626340159549) rotate (-0.574911455606932) translate (14.392cm 13.84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5cm" svg:height="1.163cm" draw:transform="skewX (-0.000872664625997193) rotate (-1.34861591301602) translate (3.034cm 19.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317cm" draw:transform="rotate (-0.0445058959258555) translate (2.859cm 19.11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06cm" svg:height="1.02cm" draw:transform="rotate (-0.0450294947014538) translate (4.209cm 19.74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44712614422125) translate (12.892cm 20.1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5cm" svg:height="1.027cm" draw:transform="rotate (2.44764974299685) translate (11.143cm 19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875cm" svg:height="1.584cm" draw:transform="skewX (-0.00191986217719377) rotate (1.42366507085177) translate (-0.342cm 20.85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04cm" svg:height="1.271cm" draw:transform="rotate (0.428652864289807) translate (6.304cm 20.84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9cm" svg:height="1.165cm" draw:transform="skewX (-0.00174532925199433) rotate (1.67499248313896) translate (1.442cm 20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01cm" svg:height="1.015cm" draw:transform="rotate (2.44764974299685) translate (5.551cm 20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176) rotate (0.214326432144904) translate (0.802cm 13.58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0.971450261660044) translate (1.484cm 6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8cm" svg:height="1.096cm" draw:transform="rotate (1.20619704605328) translate (2.2cm 10.10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17cm" svg:height="1.113cm" draw:transform="skewX (0.000872664625997207) rotate (1.29643056838139) translate (1.487cm 8.56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54cm" svg:height="1.144cm" draw:transform="rotate (-0.228638132011257) translate (-0.46cm 13.69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37cm" svg:height="1.468cm" draw:transform="rotate (1.52646496379424) translate (14cm 17.23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79cm" svg:height="1.418cm" draw:transform="skewX (0.00139626340159544) rotate (0.719599250597262) translate (0.704cm 16.00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4cm" svg:height="1.068cm" draw:transform="skewX (0.000872664625997164) rotate (1.12835536141433) translate (2.387cm 7.74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71cm" svg:height="0.905cm" draw:transform="skewX (-0.00331612557878924) rotate (0.843517627488859) translate (1cm 10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42cm" svg:height="1.05cm" draw:transform="rotate (0.00314159265358979) translate (0.2cm 16.1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3cm" svg:height="1.025cm" draw:transform="rotate (0.282219740047483) translate (-0.148cm 13.26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8cm" svg:height="0.868cm" draw:transform="skewX (0.00122173047639601) rotate (1.7865190223414) translate (1.052cm 15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58cm" svg:height="1.233cm" draw:transform="rotate (1.99787839475791) translate (4.004cm 10.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56790292845926) translate (6.16cm 13.73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7cm" svg:height="1.096cm" draw:transform="skewX (0.000872664625997174) rotate (0.0809832772925369) translate (4.1cm 7.20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cm" svg:height="0.854cm" draw:transform="rotate (-0.303861822772214) translate (12.156cm 17.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61cm" svg:height="1.319cm" draw:transform="rotate (1.0770426814057) translate (-0.601cm 16.17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08cm" svg:height="0.852cm" draw:transform="rotate (-2.98311675750871) translate (7.8cm 13.94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15129283600821) translate (6.999cm 13.71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6cm" svg:height="1.086cm" draw:transform="skewX (-0.000872664625997164) rotate (1.55997528543253) translate (4.1cm 11.0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34cm" draw:transform="skewX (0.000698131700797717) rotate (2.00939756782107) translate (13.673cm 20.40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2cm" svg:height="1.092cm" draw:transform="rotate (2.86879769150308) translate (5.706cm 10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2cm" svg:height="1.006cm" draw:transform="skewX (-0.00104719755119658) rotate (0.0815068760681352) translate (10.929cm 17.89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1cm" svg:height="0.854cm" draw:transform="skewX (-0.00122173047639603) rotate (0.0811578102177363) translate (11.523cm 18.48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28cm" svg:height="1.209cm" draw:transform="rotate (1.24668868469955) translate (13.7cm 21.41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66cm" svg:height="0.818cm" draw:transform="skewX (0.00122173047639601) rotate (1.24738681640035) translate (1.118cm 5.1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067cm" draw:transform="rotate (1.24721228347515) translate (10.428cm 15.99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61cm" svg:height="0.981cm" draw:transform="rotate (1.24633961884915) translate (5.4cm 1.08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0.936cm" draw:transform="rotate (-2.83441470523879) translate (5.139cm 21.2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97cm" svg:height="1.288cm" draw:transform="skewX (0.000698131700797699) rotate (-2.07100769041647) translate (1.1cm -0.08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0698131700797734) rotate (1.61024076788997) translate (-0.837cm 5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2.6cm 5.3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76cm" svg:height="1.178cm" draw:transform="rotate (0.216420827247297) translate (10.5cm 16.17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3.387cm 8.5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10.9cm 21.3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2) rotate (-1.84359128888161) translate (6cm 1.04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0.589cm 6.1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2.2cm 0.5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774751654960283) translate (9.5cm 18.59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94cm" svg:height="1.094cm" draw:transform="rotate (0.531976356007872) translate (6.3cm 12.65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9cm" svg:height="0.858cm" draw:transform="rotate (0.888198056339914) translate (6.9cm 14.69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34215819478364) translate (3.199cm 9.95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cm" svg:height="1.273cm" draw:transform="skewX (-0.000872664625997163) rotate (-1.74201312641554) translate (9.06cm 11.31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1cm" svg:height="1.137cm" draw:transform="rotate (0.549953247303413) translate (7.156cm 15.3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466cm" draw:transform="skewX (-0.00279252680319101) rotate (0.742113997947989) translate (3cm 16.12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9cm" svg:height="1.127cm" draw:transform="skewX (0.0008726646259972) rotate (-1.08437306426408) translate (8.23cm 12.29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18cm" svg:height="1.454cm" draw:transform="skewX (-0.000698131700797855) rotate (0.764803278223915) translate (7.653cm 14.3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139626340159544) rotate (0.0808087443673375) translate (8.6cm 12.26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3.8cm 17.4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17cm" svg:height="1.113cm" draw:transform="skewX (0.000872664625997207) rotate (1.29643056838139) translate (2.687cm 15.8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37cm" svg:height="1.468cm" draw:transform="rotate (2.18218516376851) translate (10.197cm 15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4cm" svg:height="1.068cm" draw:transform="skewX (0.000872664625997164) rotate (1.12835536141433) translate (3.587cm 15.00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58cm" svg:height="1.233cm" draw:transform="rotate (1.99787839475791) translate (5.304cm 17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3.05956217874606) translate (6.946cm 17.43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7cm" svg:height="1.096cm" draw:transform="skewX (0.000872664625997174) rotate (0.0809832772925369) translate (5.4cm 14.36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64399928384621) translate (8.168cm 18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80701303598248) translate (7.626cm 17.9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cm" svg:height="1.309cm" draw:transform="skewX (-0.000698131700797733) rotate (1.55980075250733) translate (5.074cm 7.9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2cm" svg:height="1.092cm" draw:transform="rotate (2.86879769150308) translate (7.97cm 17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067cm" draw:transform="rotate (1.90293248344942) translate (6.711cm 16.1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2.3cm 12.62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76cm" svg:height="1.178cm" draw:transform="rotate (0.216420827247297) translate (5.3cm 12.5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4.587cm 15.83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6cm" svg:height="1.086cm" draw:transform="skewX (-0.000872664625997164) rotate (1.55997528543253) translate (6.5cm 8.0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6cm" svg:height="1.405cm" draw:transform="skewX (0.000698131700797693) rotate (2.86897222442828) translate (8.899cm 8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8cm" svg:height="1.189cm" draw:transform="rotate (1.20637157897848) translate (7.4cm 6.91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176) rotate (0.214326432144904) translate (6.121cm 3.48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54cm" svg:height="1.144cm" draw:transform="rotate (-0.228638132011257) translate (4.859cm 3.59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23cm" svg:height="1.37cm" draw:transform="rotate (0.719075651821664) translate (6cm 5.8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42cm" svg:height="1.05cm" draw:transform="rotate (0.00314159265358979) translate (5.519cm 6.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8cm" svg:height="0.868cm" draw:transform="skewX (0.00122173047639601) rotate (1.7865190223414) translate (6.371cm 5.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61cm" svg:height="1.319cm" draw:transform="rotate (1.0770426814057) translate (4.818cm 5.97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98346582335911) translate (13.219cm 4.1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15129283600821) translate (12.318cm 3.61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9cm" svg:height="0.858cm" draw:transform="rotate (0.888198056339914) translate (12.8cm 4.3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7cm" svg:height="1.142cm" draw:transform="skewX (-0.000872664625997134) rotate (0.549429648527815) translate (12.5cm 5.01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466cm" draw:transform="skewX (-0.00279252680319101) rotate (0.742113997947989) translate (8.319cm 6.02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8.9cm 7.3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17cm" svg:height="1.113cm" draw:transform="skewX (0.000872664625997207) rotate (1.29643056838139) translate (7.6cm 5.76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4cm" svg:height="1.068cm" draw:transform="skewX (0.000872664625997172) rotate (1.59086761319283) translate (9.325cm 5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58cm" svg:height="1.233cm" draw:transform="rotate (1.99787839475791) translate (10.623cm 7.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69147223950046) translate (12.457cm 7.00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7cm" svg:height="1.096cm" draw:transform="skewX (0.000872664625997174) rotate (0.0809832772925369) translate (10.6cm 4.3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64399928384621) translate (13.487cm 8.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80701303598248) translate (12.945cm 7.8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6cm" svg:height="1.086cm" draw:transform="skewX (-0.000872664625997164) rotate (1.55997528543253) translate (10.3cm 8.3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2cm" svg:height="1.092cm" draw:transform="rotate (2.86879769150308) translate (13.406cm 1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067cm" draw:transform="rotate (1.90293248344942) translate (12.111cm 5.7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9.906cm 5.73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936020077844559) translate (9.875cm 10.47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9.151cm 9.8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cm" svg:height="1.7cm" draw:transform="rotate (0.294611577736643) translate (10.78cm 10.97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16cm" svg:height="1.306cm" draw:transform="skewX (0.00069813170079773) rotate (0.118333323285216) translate (9.741cm 10.86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2cm" svg:height="1.183cm" draw:transform="skewX (0.000872664625997168) rotate (0.0385717764690747) translate (7.3cm 8.61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19cm" svg:height="1.114cm" draw:transform="rotate (2.44747521007165) translate (11.914cm 1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5cm" svg:height="1.027cm" draw:transform="rotate (2.44764974299685) translate (10.043cm 10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34cm" draw:transform="skewX (0.000698131700797717) rotate (2.00939756782107) translate (12.573cm 11.10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2cm" svg:height="1.006cm" draw:transform="skewX (-0.00104719755119658) rotate (0.0815068760681352) translate (9.829cm 8.59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1cm" svg:height="0.854cm" draw:transform="skewX (-0.00122173047639603) rotate (-0.188146493364988) translate (11.022cm 8.71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5cm" svg:height="1.058cm" draw:transform="rotate (1.24668868469955) translate (12.8cm 12.0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9.8cm 12.0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2cm" svg:height="1.102cm" draw:transform="skewX (0.00174532925199429) rotate (-2.85850024891631) translate (14.47cm 10.66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8cm" svg:height="1.033cm" draw:transform="skewX (-0.00104719755119666) rotate (-2.1858503551977) translate (15.647cm 10.0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53cm" svg:height="1.155cm" draw:transform="skewX (0.000872664625997157) rotate (3.08172786024639) translate (14.751cm 10.0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97cm" svg:height="1.288cm" draw:transform="skewX (0.000698131700797699) rotate (-2.07100769041647) translate (14.1cm 8.28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15.1cm 8.78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6cm" svg:height="1.188cm" draw:transform="skewX (-0.00174532925199434) rotate (1.42349053792658) translate (-0.4cm 12.32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04cm" svg:height="1.271cm" draw:transform="rotate (0.453785605518526) translate (-0.609cm 10.25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9cm" svg:height="1.165cm" draw:transform="skewX (-0.00174532925199437) rotate (1.2634438455187) translate (0.685cm 12.2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7545794970299) translate (11.8cm -0.33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cm" svg:height="1.2cm" draw:transform="rotate (-0.309621409303795) translate (9.39cm -0.9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9cm" svg:height="1.144cm" draw:transform="rotate (0.759567290467932) translate (8.454cm 0.86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77cm" svg:height="0.742cm" draw:transform="skewX (0.00139626340159542) rotate (1.04353235976741) translate (9.564cm 0.93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069813170079778) rotate (1.40690991003263) translate (7.427cm 0.76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2) rotate (2.93180407750007) translate (10.924cm 2.04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2) rotate (2.96513986621317) translate (8.849cm 1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165) rotate (0.0109955742875643) translate (14.4cm 0.2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54cm" svg:height="1.144cm" draw:transform="rotate (-0.431968989868597) translate (13.279cm 0.09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8cm" svg:height="1.096cm" draw:transform="skewX (0.000872664625997161) rotate (0.516093859814723) translate (14.2cm 2.54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42cm" svg:height="1.05cm" draw:transform="rotate (-0.200189265203751) translate (13.283cm 2.6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8cm" svg:height="0.868cm" draw:transform="skewX (0.00122173047639603) rotate (1.58318816448406) translate (14.513cm 2.2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61cm" svg:height="1.319cm" draw:transform="rotate (0.873711823548361) translate (12.8cm 2.39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09624130317764) translate (9.626cm 3.3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35462369386555) translate (15.6cm 3.70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9cm" svg:height="0.858cm" draw:transform="rotate (-1.31528012430293) translate (9.86cm 2.19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1cm" svg:height="1.137cm" draw:transform="rotate (-1.65352493333943) translate (9.335cm 2.2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466cm" draw:transform="skewX (-0.00279252680319096) rotate (0.538783140090649) translate (11.584cm 2.51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88cm" svg:height="1.258cm" draw:transform="skewX (0.00157079632679481) rotate (1.09327424344925) translate (13.6cm 0.42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4cm" svg:height="1.068cm" draw:transform="skewX (0.000872664625997249) rotate (0.925024503556995) translate (1.787cm 12.45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7cm" svg:height="1.096cm" draw:transform="skewX (0.000872664625997154) rotate (-0.122347580564803) translate (13.835cm 4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067cm" draw:transform="rotate (-0.300545697193424) translate (8.755cm 1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00269165527074) translate (11.367cm 0.76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17cm" svg:height="1.113cm" draw:transform="skewX (0.000872664625997207) rotate (1.29643056838139) translate (0.872cm 21.49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1.57707951210208) translate (7.5cm 7.80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8cm" svg:height="0.868cm" draw:transform="skewX (0.00122173047639601) rotate (1.7865190223414) translate (1.02cm 8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12.351cm 12.4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73cm" svg:height="1.414cm" draw:transform="rotate (0.0808087443673375) translate (-0.8cm 7.39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cm" svg:height="1.411cm" draw:transform="skewX (0.00139626340159548) rotate (0.545066325397829) translate (6cm 11.59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1cm" svg:height="1.137cm" draw:transform="rotate (0.549953247303413) translate (4.5cm 2.4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08cm" svg:height="0.768cm" draw:transform="skewX (0.00122173047639601) rotate (-2.1856758222725) translate (3.251cm 4.35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cm" svg:height="1.273cm" draw:transform="skewX (0.00157079632679487) rotate (0.54471725954743) translate (6.062cm 18.6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8cm" svg:height="1.091cm" draw:transform="skewX (0.000872664625997161) rotate (-1.62437793483112) translate (3.558cm 4.6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1cm" svg:height="0.854cm" draw:transform="skewX (-0.00122173047639603) rotate (-0.188146493364988) translate (14.707cm 8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1.49435090555755) translate (10.919cm 11.8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1.49435090555755) translate (2.899cm 14.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34215819478364) translate (8.799cm 1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168) rotate (-0.0635299847725934) translate (3.134cm 2.0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24) rotate (0.670730031541421) translate (1.479cm 2.61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1.087cm 17.5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-0.3cm 17.75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7T14:36:35.557000000</meta:creation-date>
    <dc:date>2021-08-27T20:09:35.345000000</dc:date>
    <meta:editing-duration>PT10M8S</meta:editing-duration>
    <meta:editing-cycles>2</meta:editing-cycles>
    <meta:generator>LibreOffice/6.2.5.2$Windows_x86 LibreOffice_project/1ec314fa52f458adc18c4f025c545a4e8b22c159</meta:generator>
    <meta:document-statistic meta:object-count="186"/>
  </office:meta>
</office:document-meta>
</file>